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Standard">
      <style:paragraph-properties fo:text-align="center" style:justify-single-word="false"/>
      <style:text-properties officeooo:rsid="00a595cc" officeooo:paragraph-rsid="00a595cc"/>
    </style:style>
    <style:style style:name="P4"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5" style:family="paragraph" style:parent-style-name="Standard">
      <style:text-properties fo:language="en" fo:country="CA" officeooo:rsid="00a728f1" officeooo:paragraph-rsid="00a8d78b"/>
    </style:style>
    <style:style style:name="P6" style:family="paragraph" style:parent-style-name="Contents_20_1">
      <style:paragraph-properties>
        <style:tab-stops>
          <style:tab-stop style:position="6in" style:type="right" style:leader-style="dotted" style:leader-text="."/>
        </style:tab-stops>
      </style:paragraph-properties>
    </style:style>
    <style:style style:name="P7" style:family="paragraph" style:parent-style-name="Contents_20_2">
      <style:paragraph-properties>
        <style:tab-stops>
          <style:tab-stop style:position="6in" style:type="right" style:leader-style="dotted" style:leader-text="."/>
        </style:tab-stops>
      </style:paragraph-properties>
    </style:style>
    <style:style style:name="P8" style:family="paragraph" style:parent-style-name="Standard">
      <style:text-properties officeooo:rsid="00bd256f" officeooo:paragraph-rsid="00bd256f"/>
    </style:style>
    <style:style style:name="P9" style:family="paragraph" style:parent-style-name="Heading_20_1">
      <style:text-properties fo:color="#1e6a39" loext:opacity="100%" fo:font-weight="bold" style:font-weight-asian="bold" style:font-weight-complex="bold"/>
    </style:style>
    <style:style style:name="P10" style:family="paragraph" style:parent-style-name="Heading_20_1">
      <style:text-properties fo:color="#1e6a39" loext:opacity="100%" fo:language="en" fo:country="US" fo:font-weight="bold" officeooo:paragraph-rsid="00c0cf0e" style:font-weight-asian="bold" style:font-weight-complex="bold"/>
    </style:style>
    <style:style style:name="P11" style:family="paragraph" style:parent-style-name="Heading_20_1">
      <style:text-properties fo:color="#1e6a39" loext:opacity="100%" fo:language="en" fo:country="US" fo:font-weight="bold" officeooo:paragraph-rsid="00c4db3a" style:font-weight-asian="bold" style:font-weight-complex="bold"/>
    </style:style>
    <style:style style:name="P12" style:family="paragraph" style:parent-style-name="Standard">
      <style:text-properties fo:language="en" fo:country="US"/>
    </style:style>
    <style:style style:name="P13" style:family="paragraph" style:parent-style-name="Standard">
      <style:text-properties officeooo:rsid="00758882" officeooo:paragraph-rsid="00781851"/>
    </style:style>
    <style:style style:name="P14" style:family="paragraph" style:parent-style-name="Standard">
      <style:text-properties officeooo:paragraph-rsid="0024ab4d"/>
    </style:style>
    <style:style style:name="P15" style:family="paragraph" style:parent-style-name="Standard">
      <style:text-properties officeooo:rsid="007c4cf6" officeooo:paragraph-rsid="007c4cf6"/>
    </style:style>
    <style:style style:name="P16" style:family="paragraph" style:parent-style-name="Standard">
      <style:text-properties officeooo:rsid="007f07f1" officeooo:paragraph-rsid="007f07f1"/>
    </style:style>
    <style:style style:name="P17" style:family="paragraph" style:parent-style-name="Standard">
      <style:text-properties officeooo:rsid="00829e90" officeooo:paragraph-rsid="00829e90"/>
    </style:style>
    <style:style style:name="P18" style:family="paragraph" style:parent-style-name="Standard">
      <style:text-properties officeooo:rsid="008ddeef" officeooo:paragraph-rsid="008ddeef"/>
    </style:style>
    <style:style style:name="P19" style:family="paragraph" style:parent-style-name="Standard">
      <style:text-properties officeooo:rsid="00915de0" officeooo:paragraph-rsid="00915de0"/>
    </style:style>
    <style:style style:name="P20" style:family="paragraph" style:parent-style-name="Standard">
      <style:text-properties officeooo:rsid="009a9248" officeooo:paragraph-rsid="009a9248"/>
    </style:style>
    <style:style style:name="P21" style:family="paragraph" style:parent-style-name="Standard">
      <style:text-properties officeooo:rsid="009f7837" officeooo:paragraph-rsid="009f7837"/>
    </style:style>
    <style:style style:name="P22" style:family="paragraph" style:parent-style-name="Standard" style:list-style-name="L1">
      <style:text-properties officeooo:rsid="00bcd994" officeooo:paragraph-rsid="00bcd994"/>
    </style:style>
    <style:style style:name="P23" style:family="paragraph" style:parent-style-name="Standard" style:list-style-name="L1">
      <style:text-properties officeooo:rsid="00bd256f" officeooo:paragraph-rsid="00bd256f"/>
    </style:style>
    <style:style style:name="P24" style:family="paragraph" style:parent-style-name="Standard">
      <style:text-properties officeooo:rsid="00bd256f" officeooo:paragraph-rsid="00bd256f"/>
    </style:style>
    <style:style style:name="P25" style:family="paragraph" style:parent-style-name="Standard">
      <style:text-properties officeooo:paragraph-rsid="00c0cf0e"/>
    </style:style>
    <style:style style:name="P26" style:family="paragraph" style:parent-style-name="Standard">
      <style:text-properties officeooo:paragraph-rsid="00c4db3a"/>
    </style:style>
    <style:style style:name="P27" style:family="paragraph" style:parent-style-name="Standard" style:list-style-name="L3">
      <style:text-properties fo:font-style="italic" officeooo:paragraph-rsid="00c4db3a" style:font-style-asian="italic" style:font-style-complex="italic"/>
    </style:style>
    <style:style style:name="P28" style:family="paragraph" style:parent-style-name="Standard">
      <style:text-properties fo:font-style="italic" officeooo:rsid="00c72473" officeooo:paragraph-rsid="00c72473" style:font-style-asian="italic" style:font-style-complex="italic"/>
    </style:style>
    <style:style style:name="P29" style:family="paragraph" style:parent-style-name="Standard">
      <style:text-properties fo:font-style="italic" officeooo:paragraph-rsid="00c6503f" style:font-style-asian="italic" style:font-style-complex="italic"/>
    </style:style>
    <style:style style:name="P30" style:family="paragraph" style:parent-style-name="Standard">
      <style:text-properties officeooo:paragraph-rsid="00c6503f"/>
    </style:style>
    <style:style style:name="P31" style:family="paragraph" style:parent-style-name="Standard" style:list-style-name="L3">
      <style:text-properties officeooo:paragraph-rsid="00c6503f"/>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officeooo:rsid="00700202"/>
    </style:style>
    <style:style style:name="T51" style:family="text">
      <style:text-properties fo:color="#c9211e" loext:opacity="100%"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officeooo:rsid="00a8d78b" style:font-weight-asian="bold" style:font-weight-complex="bold"/>
    </style:style>
    <style:style style:name="T54" style:family="text">
      <style:text-properties fo:color="#e8a202" loext:opacity="100%" fo:font-weight="bold" style:font-weight-asian="bold" style:font-weight-complex="bold"/>
    </style:style>
    <style:style style:name="T55" style:family="text">
      <style:text-properties fo:language="en" fo:country="CA"/>
    </style:style>
    <style:style style:name="T56" style:family="text">
      <style:text-properties fo:language="en" fo:country="CA" officeooo:rsid="00a7175a"/>
    </style:style>
    <style:style style:name="T57" style:family="text">
      <style:text-properties officeooo:rsid="00a878fa"/>
    </style:style>
    <style:style style:name="T58" style:family="text">
      <style:text-properties fo:font-style="italic" fo:font-weight="bold" officeooo:rsid="00a878fa" style:font-style-asian="italic" style:font-weight-asian="bold" style:font-style-complex="italic" style:font-weight-complex="bold"/>
    </style:style>
    <style:style style:name="T59" style:family="text">
      <style:text-properties fo:font-style="italic" fo:font-weight="bold" officeooo:rsid="00af3878" style:font-style-asian="italic" style:font-weight-asian="bold" style:font-style-complex="italic" style:font-weight-complex="bold"/>
    </style:style>
    <style:style style:name="T60" style:family="text">
      <style:text-properties officeooo:rsid="00a8d78b"/>
    </style:style>
    <style:style style:name="T61" style:family="text">
      <style:text-properties officeooo:rsid="00aab0c3"/>
    </style:style>
    <style:style style:name="T62" style:family="text">
      <style:text-properties officeooo:rsid="00ab5da8"/>
    </style:style>
    <style:style style:name="T63" style:family="text">
      <style:text-properties officeooo:rsid="00af3878"/>
    </style:style>
    <style:style style:name="T64" style:family="text">
      <style:text-properties officeooo:rsid="00afabc8"/>
    </style:style>
    <style:style style:name="T65" style:family="text">
      <style:text-properties officeooo:rsid="00bd256f"/>
    </style:style>
    <style:style style:name="T66" style:family="text">
      <style:text-properties officeooo:rsid="00bed84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2413_998993402" text:style-name="Index_20_Link" text:visited-style-name="Index_20_Link">Section 1: Introduction to building ASP.NET Core Web APIs using .NET6<text:tab/>1</text:a></text:p>
          <text:p text:style-name="P6"><text:a xlink:type="simple" xlink:href="#__RefHeading___Toc2415_998993402" text:style-name="Index_20_Link" text:visited-style-name="Index_20_Link">Section 2: Create New ASP.NET Core Web API &amp; Domain Models<text:tab/>1</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2" loext:marker-style-name="T2"/>
      <text:h text:style-name="P9" text:outline-level="2"><text:bookmark-start text:name="__RefHeading___Toc2413_998993402"/>Section <text:span text:style-name="T50">1: </text:span>Introduction to building ASP.NET Core Web APIs using .NET6<text:span text:style-name="T2"> </text:span><text:bookmark-end text:name="__RefHeading___Toc2413_998993402"/></text:h>
      <text:p text:style-name="Standard" loext:marker-style-name="T2"><text:span text:style-name="T2"/></text:p>
      <text:p text:style-name="P13" loext:marker-style-name="T2"><text:span text:style-name="T2">Download .NET SDK</text:span></text:p>
      <text:p text:style-name="P13" loext:marker-style-name="T2"><text:span text:style-name="T2">Download Visual Studio 2022</text:span></text:p>
      <text:p text:style-name="P13"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12" loext:marker-style-name="T2"/>
      <text:h text:style-name="P2" text:outline-level="1"><text:bookmark-start text:name="__RefHeading___Toc2415_998993402"/>Section 2: Create New ASP.NET Core Web API &amp; Domain Models<text:bookmark-end text:name="__RefHeading___Toc2415_998993402"/></text:h>
      <text:p text:style-name="P14" loext:marker-style-name="T2"><text:span text:style-name="T2"/></text:p>
      <text:p text:style-name="P14" loext:marker-style-name="T2"><text:span text:style-name="T2">SPA (Single Page Application) = A Single Pa</text:span><text:span text:style-name="T11">g</text:span><text:span text:style-name="T2">e Application is an app that doesn't need to reloa</text:span><text:span text:style-name="T11">d</text:span></text:p>
      <text:p text:style-name="P15"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16"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17" loext:marker-style-name="T2"><text:soft-page-break/><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18"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19"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20"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20"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21"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3"><text:span text:style-name="T54">Controller</text:span> &lt;--&gt; <text:span text:style-name="T52">DbContext</text:span> &lt;--&gt; <text:span text:style-name="T51">Database</text:span></text:p>
      <text:p text:style-name="P4"><text:span text:style-name="T55">DbContext is </text:span><text:span text:style-name="T2">the </text:span><text:span text:style-name="T55">intermediate between of Controllers and Databases </text:span><text:span text:style-name="T56">in our appilcations</text:span><text:span text:style-name="T55">.</text:span></text:p>
      <text:p text:style-name="P5">In order to see the suggestions press Ctrl + . and then the suggestions in order to fix the problem are going to be in a popup. <text:span text:style-name="T57">With base(dbContextOptions) we are passing this argument to the base class (</text:span><text:span text:style-name="T58">check it later</text:span><text:span text:style-name="T57">). </text:span><text:span text:style-name="T60">DbSet is a property of DbContext that represents a collection of entities (</text:span><text:span text:style-name="T53">domain models</text:span><text:span text:style-name="T60">) in the database, </text:span><text:span text:style-name="T61">so we want to represent our domain models as collections in our database </text:span><text:span text:style-name="T62">and we will do that inside DbContext. </text:span></text:p>
      <text:p text:style-name="P5"><text:soft-page-break/>Adding ConnectionString To The Database In Appsettings.Json <text:span text:style-name="T63">= </text:span><text:span text:style-name="T59">sqllocaldb create NZWalksDb</text:span><text:span text:style-name="T63"> </text:span><text:span text:style-name="T64">in order to create a new local database for the SSMS</text:span></text:p>
      <text:p text:style-name="P20"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20"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22">Add-Migration “Name-Of-Migration” = <text:span text:style-name="T65">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23">Update Database = with command we are sending these changes and we are creating them to our database. <text:span text:style-name="T66">So it reads the migration and then connects to the database to see what is missing </text:span></text:p>
        </text:list-item>
      </text:list>
      <text:p text:style-name="P8"/>
      <text:h text:style-name="P10" text:outline-level="1"><text:bookmark-start text:name="__RefHeading___Toc2415_998993402 Copy 1"/>Section 3: Create New Controller - Regions Controller and CRUD Operations / Action Methods<text:bookmark-end text:name="__RefHeading___Toc2415_998993402 Copy 1"/></text:h>
      <text:p text:style-name="P25" loext:marker-style-name="T2"><text:span text:style-name="T2"/></text:p>
      <text:p text:style-name="P25"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8"/>
      <text:p text:style-name="P8"/>
      <text:h text:style-name="P11" text:outline-level="1"><text:bookmark-start text:name="__RefHeading___Toc2415_998993402 Copy 1 Copy 1"/>Section 3: Create New Controller - Regions Controller and CRUD Operations / Action Methods<text:bookmark-end text:name="__RefHeading___Toc2415_998993402 Copy 1 Copy 1"/></text:h>
      <text:p text:style-name="P26" loext:marker-style-name="T2"><text:span text:style-name="T2"/></text:p>
      <text:p text:style-name="P26" loext:marker-style-name="T2"><text:span text:style-name="T2">Create New Controller (Regions Controller) = </text:span></text:p>
      <text:p text:style-name="P26" loext:marker-style-name="T2"/>
      <text:h text:style-name="P11" text:outline-level="1"><text:bookmark-start text:name="__RefHeading___Toc2415_998993402 Copy 1 Copy 2"/><text:soft-page-break/>Section 3: Create New Controller - Regions Controller and CRUD Operations / Action Methods<text:bookmark-end text:name="__RefHeading___Toc2415_998993402 Copy 1 Copy 2"/></text:h>
      <text:p text:style-name="P26" loext:marker-style-name="T2"><text:span text:style-name="T2"/></text:p>
      <text:p text:style-name="P26" loext:marker-style-name="T2"><text:span text:style-name="T2">Create New Controller (Regions Controller) = </text:span></text:p>
      <text:p text:style-name="P28"><text:span text:style-name="T2">What is an endpoint and what is an API? → <text:s/></text:span></text:p>
      <text:p text:style-name="P30" loext:marker-style-name="T2"><text:span text:style-name="T2">“</text:span></text:p>
      <text:p text:style-name="P29"><text:span text:style-name="T2">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span></text:p>
      <text:p text:style-name="P30" loext:marker-style-name="T2"><text:span text:style-name="T20">In this example:</text:span></text:p>
      <text:list text:style-name="L3">
        <text:list-item>
          <text:p text:style-name="P27"><text:span text:style-name="T2">The WeatherApiClient class represents a client for the hypothetical weather API.</text:span></text:p>
        </text:list-item>
        <text:list-item>
          <text:p text:style-name="P27"><text:span text:style-name="T2">The baseUrl is the base URL of the API, and the GetCurrentWeather and GetWeatherForecast methods represent two different endpoints in the API.</text:span></text:p>
        </text:list-item>
        <text:list-item>
          <text:p text:style-name="P31" loext:marker-style-name="T2"><text:span text:style-name="T20">The Main method of the Program class demonstrates how to use the API client to make requests to the API's endpoints, passing the city parameter for specific information.</text:span></text:p>
        </text:list-item>
      </text:list>
      <text:p text:style-name="P30" loext:marker-style-name="T2"><text:span text:style-name="T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17</meta:editing-cycles>
    <meta:creation-date>2023-09-08T10:39:00</meta:creation-date>
    <dc:date>2024-01-13T13:21:06.631000000</dc:date>
    <meta:editing-duration>P1DT17H6M42S</meta:editing-duration>
    <meta:generator>LibreOffice/7.6.3.2$Windows_X86_64 LibreOffice_project/29d686fea9f6705b262d369fede658f824154cc0</meta:generator>
    <meta:document-statistic meta:table-count="0" meta:image-count="0" meta:object-count="0" meta:page-count="4" meta:paragraph-count="40" meta:word-count="1222" meta:character-count="7353" meta:non-whitespace-character-count="6168"/>
    <meta:user-defined meta:name="AppVersion">16.0000</meta:user-defined>
    <meta:template xlink:type="simple" xlink:actuate="onRequest" xlink:title="Normal.dotm" xlink:href=""/>
  </office:meta>
</office:document-meta>
</file>